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March 1, 2022 (03:10: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e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ression of the l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decremented, not incremented.</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the user to enter integers. Keep track of the smallest value the user enters. After the user indicates they are done (by entering a sentinel value like “Done”), display the smallest value the user entered. If the user did not enter any integers, display “You did not enter anything.”</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20:11:01Z</meta:creation-date>
    <dc:date>2022-03-01T20:11:01Z</dc:date>
    <meta:user-defined meta:name="date" meta:value-type="string">March   1, 2022 (03:10: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